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C/C</text:p>
          </table:table-cell>
          <table:table-cell table:style-name="ce1" office:value-type="string" calcext:value-type="string">
            <text:p>C/C#</text:p>
          </table:table-cell>
          <table:table-cell table:style-name="ce1" office:value-type="string" calcext:value-type="string">
            <text:p>C/D</text:p>
          </table:table-cell>
          <table:table-cell table:style-name="ce1" office:value-type="string" calcext:value-type="string">
            <text:p>C/D#</text:p>
          </table:table-cell>
          <table:table-cell table:style-name="ce1" office:value-type="string" calcext:value-type="string">
            <text:p>C/E</text:p>
          </table:table-cell>
          <table:table-cell table:style-name="ce1" office:value-type="string" calcext:value-type="string">
            <text:p>C/F</text:p>
          </table:table-cell>
          <table:table-cell table:style-name="ce1" office:value-type="string" calcext:value-type="string">
            <text:p>C /F#</text:p>
          </table:table-cell>
          <table:table-cell table:style-name="ce1" office:value-type="string" calcext:value-type="string">
            <text:p>C/G</text:p>
          </table:table-cell>
          <table:table-cell table:style-name="ce1" office:value-type="string" calcext:value-type="string">
            <text:p>C/G#</text:p>
          </table:table-cell>
          <table:table-cell table:style-name="ce1" office:value-type="string" calcext:value-type="string">
            <text:p>C/A</text:p>
          </table:table-cell>
          <table:table-cell table:style-name="ce1" office:value-type="string" calcext:value-type="string">
            <text:p>C/A#</text:p>
          </table:table-cell>
          <table:table-cell table:style-name="ce1" office:value-type="string" calcext:value-type="string">
            <text:p>C/B</text:p>
          </table:table-cell>
          <table:table-cell table:number-columns-repeated="2"/>
          <table:table-cell office:value-type="string" calcext:value-type="string">
            <text:p>just intonation of every key with the root frequencies of a just intonated system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2" office:value-type="string" calcext:value-type="string">
            <text:p>/</text:p>
          </table:table-cell>
          <table:table-cell office:value-type="float" office:value="522.5" calcext:value-type="float">
            <text:p>522.5</text:p>
          </table:table-cell>
          <table:table-cell table:formula="of:=[.C4]" office:value-type="float" office:value="555.15625" calcext:value-type="float">
            <text:p>555.15625</text:p>
          </table:table-cell>
          <table:table-cell table:formula="of:=[.C5]" office:value-type="float" office:value="587.8125" calcext:value-type="float">
            <text:p>587.8125</text:p>
          </table:table-cell>
          <table:table-cell table:formula="of:=[.C6]" office:value-type="float" office:value="620.46875" calcext:value-type="float">
            <text:p>620.46875</text:p>
          </table:table-cell>
          <table:table-cell table:formula="of:=[.C7]" office:value-type="float" office:value="653.125" calcext:value-type="float">
            <text:p>653.125</text:p>
          </table:table-cell>
          <table:table-cell table:formula="of:=[.C8]" office:value-type="float" office:value="702.109375" calcext:value-type="float">
            <text:p>702.109375</text:p>
          </table:table-cell>
          <table:table-cell table:formula="of:=[.C9]" office:value-type="float" office:value="734.765625" calcext:value-type="float">
            <text:p>734.765625</text:p>
          </table:table-cell>
          <table:table-cell table:formula="of:=[.C10]" office:value-type="float" office:value="783.75" calcext:value-type="float">
            <text:p>783.75</text:p>
          </table:table-cell>
          <table:table-cell table:formula="of:=[.C11]" office:value-type="float" office:value="832.734375" calcext:value-type="float">
            <text:p>832.734375</text:p>
          </table:table-cell>
          <table:table-cell table:formula="of:=[.C12]" office:value-type="float" office:value="881.71875" calcext:value-type="float">
            <text:p>881.71875</text:p>
          </table:table-cell>
          <table:table-cell table:formula="of:=[.C13]" office:value-type="float" office:value="930.703125" calcext:value-type="float">
            <text:p>930.703125</text:p>
          </table:table-cell>
          <table:table-cell table:formula="of:=[.C14]" office:value-type="float" office:value="979.6875" calcext:value-type="float">
            <text:p>979.6875</text:p>
          </table:table-cell>
          <table:table-cell table:number-columns-repeated="2"/>
          <table:table-cell office:value-type="string" calcext:value-type="string">
            <text:p>for use of melodic and harmonic frequencies over chords other than I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.C2]*[.B3]" office:value-type="float" office:value="522.5" calcext:value-type="float">
            <text:p>522.5</text:p>
          </table:table-cell>
          <table:table-cell table:number-columns-repeated="11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C#</text:p>
          </table:table-cell>
          <table:table-cell office:value-type="float" office:value="1.0625" calcext:value-type="float">
            <text:p>1.0625</text:p>
          </table:table-cell>
          <table:table-cell table:formula="of:=[.C2]*[.B4]" office:value-type="float" office:value="555.15625" calcext:value-type="float">
            <text:p>555.15625</text:p>
          </table:table-cell>
          <table:table-cell table:formula="of:=[.D2]*[.B3]" office:value-type="float" office:value="555.15625" calcext:value-type="float">
            <text:p>555.15625</text:p>
          </table:table-cell>
          <table:table-cell table:number-columns-repeated="10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float" office:value="1.125" calcext:value-type="float">
            <text:p>1.125</text:p>
          </table:table-cell>
          <table:table-cell table:formula="of:=[.C2]*[.B5]" office:value-type="float" office:value="587.8125" calcext:value-type="float">
            <text:p>587.8125</text:p>
          </table:table-cell>
          <table:table-cell table:formula="of:=[.D2]*[.B4]" office:value-type="float" office:value="589.853515625" calcext:value-type="float">
            <text:p>589.853515625</text:p>
          </table:table-cell>
          <table:table-cell table:formula="of:=[.E2]*[.B3]" office:value-type="float" office:value="587.8125" calcext:value-type="float">
            <text:p>587.8125</text:p>
          </table:table-cell>
          <table:table-cell table:number-columns-repeated="9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D#</text:p>
          </table:table-cell>
          <table:table-cell office:value-type="float" office:value="1.1875" calcext:value-type="float">
            <text:p>1.1875</text:p>
          </table:table-cell>
          <table:table-cell table:formula="of:=[.C2]*[.B6]" office:value-type="float" office:value="620.46875" calcext:value-type="float">
            <text:p>620.46875</text:p>
          </table:table-cell>
          <table:table-cell table:formula="of:=[.D2]*[.B5]" office:value-type="float" office:value="624.55078125" calcext:value-type="float">
            <text:p>624.55078125</text:p>
          </table:table-cell>
          <table:table-cell table:formula="of:=[.E2]*[.B4]" office:value-type="float" office:value="624.55078125" calcext:value-type="float">
            <text:p>624.55078125</text:p>
          </table:table-cell>
          <table:table-cell table:formula="of:=[.F2]*[.B3]" office:value-type="float" office:value="620.46875" calcext:value-type="float">
            <text:p>620.46875</text:p>
          </table:table-cell>
          <table:table-cell table:number-columns-repeated="8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float" office:value="1.25" calcext:value-type="float">
            <text:p>1.25</text:p>
          </table:table-cell>
          <table:table-cell table:formula="of:=[.C2]*[.B7]" office:value-type="float" office:value="653.125" calcext:value-type="float">
            <text:p>653.125</text:p>
          </table:table-cell>
          <table:table-cell table:formula="of:=[.D2]*[.B6]" office:value-type="float" office:value="659.248046875" calcext:value-type="float">
            <text:p>659.248046875</text:p>
          </table:table-cell>
          <table:table-cell table:formula="of:=[.E2]*[.B5]" office:value-type="float" office:value="661.2890625" calcext:value-type="float">
            <text:p>661.2890625</text:p>
          </table:table-cell>
          <table:table-cell table:formula="of:=[.F2]*[.B4]" office:value-type="float" office:value="659.248046875" calcext:value-type="float">
            <text:p>659.248046875</text:p>
          </table:table-cell>
          <table:table-cell table:formula="of:=[.G2]*[.B3]" office:value-type="float" office:value="653.125" calcext:value-type="float">
            <text:p>653.125</text:p>
          </table:table-cell>
          <table:table-cell table:number-columns-repeated="7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float" office:value="1.34375" calcext:value-type="float">
            <text:p>1.34375</text:p>
          </table:table-cell>
          <table:table-cell table:formula="of:=[.C2]*[.B8]" office:value-type="float" office:value="702.109375" calcext:value-type="float">
            <text:p>702.109375</text:p>
          </table:table-cell>
          <table:table-cell table:formula="of:=[.D2]*[.B7]" office:value-type="float" office:value="693.9453125" calcext:value-type="float">
            <text:p>693.9453125</text:p>
          </table:table-cell>
          <table:table-cell table:formula="of:=[.E2]*[.B6]" office:value-type="float" office:value="698.02734375" calcext:value-type="float">
            <text:p>698.02734375</text:p>
          </table:table-cell>
          <table:table-cell table:formula="of:=[.F2]*[.B5]" office:value-type="float" office:value="698.02734375" calcext:value-type="float">
            <text:p>698.02734375</text:p>
          </table:table-cell>
          <table:table-cell table:formula="of:=[.G2]*[.B4]" office:value-type="float" office:value="693.9453125" calcext:value-type="float">
            <text:p>693.9453125</text:p>
          </table:table-cell>
          <table:table-cell table:formula="of:=[.H2]*[.B3]" office:value-type="float" office:value="702.109375" calcext:value-type="float">
            <text:p>702.109375</text:p>
          </table:table-cell>
          <table:table-cell table:number-columns-repeated="6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F#</text:p>
          </table:table-cell>
          <table:table-cell office:value-type="float" office:value="1.40625" calcext:value-type="float">
            <text:p>1.40625</text:p>
          </table:table-cell>
          <table:table-cell table:formula="of:=[.C2]*[.B9]" office:value-type="float" office:value="734.765625" calcext:value-type="float">
            <text:p>734.765625</text:p>
          </table:table-cell>
          <table:table-cell table:formula="of:=[.D2]*[.B8]" office:value-type="float" office:value="745.9912109375" calcext:value-type="float">
            <text:p>745.9912109375</text:p>
          </table:table-cell>
          <table:table-cell table:formula="of:=[.E2]*[.B7]" office:value-type="float" office:value="734.765625" calcext:value-type="float">
            <text:p>734.765625</text:p>
          </table:table-cell>
          <table:table-cell table:formula="of:=[.F2]*[.B6]" office:value-type="float" office:value="736.806640625" calcext:value-type="float">
            <text:p>736.806640625</text:p>
          </table:table-cell>
          <table:table-cell table:formula="of:=[.G2]*[.B5]" office:value-type="float" office:value="734.765625" calcext:value-type="float">
            <text:p>734.765625</text:p>
          </table:table-cell>
          <table:table-cell table:formula="of:=[.H2]*[.B4]" office:value-type="float" office:value="745.9912109375" calcext:value-type="float">
            <text:p>745.9912109375</text:p>
          </table:table-cell>
          <table:table-cell table:formula="of:=[.I2]*[.B3]" office:value-type="float" office:value="734.765625" calcext:value-type="float">
            <text:p>734.765625</text:p>
          </table:table-cell>
          <table:table-cell table:number-columns-repeated="5"/>
          <table:table-cell table:style-name="ce3"/>
          <table:table-cell table:number-columns-repeated="1636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.5" calcext:value-type="float">
            <text:p>1.5</text:p>
          </table:table-cell>
          <table:table-cell table:formula="of:=[.C2]*[.B10]" office:value-type="float" office:value="783.75" calcext:value-type="float">
            <text:p>783.75</text:p>
          </table:table-cell>
          <table:table-cell table:formula="of:=[.D2]*[.B9]" office:value-type="float" office:value="780.6884765625" calcext:value-type="float">
            <text:p>780.6884765625</text:p>
          </table:table-cell>
          <table:table-cell table:formula="of:=[.E2]*[.B8]" office:value-type="float" office:value="789.873046875" calcext:value-type="float">
            <text:p>789.873046875</text:p>
          </table:table-cell>
          <table:table-cell table:formula="of:=[.F2]*[.B7]" office:value-type="float" office:value="775.5859375" calcext:value-type="float">
            <text:p>775.5859375</text:p>
          </table:table-cell>
          <table:table-cell table:formula="of:=[.G2]*[.B6]" office:value-type="float" office:value="775.5859375" calcext:value-type="float">
            <text:p>775.5859375</text:p>
          </table:table-cell>
          <table:table-cell table:formula="of:=[.H2]*[.B5]" office:value-type="float" office:value="789.873046875" calcext:value-type="float">
            <text:p>789.873046875</text:p>
          </table:table-cell>
          <table:table-cell table:formula="of:=[.I2]*[.B4]" office:value-type="float" office:value="780.6884765625" calcext:value-type="float">
            <text:p>780.6884765625</text:p>
          </table:table-cell>
          <table:table-cell table:formula="of:=[.J2]*[.B3]" office:value-type="float" office:value="783.75" calcext:value-type="float">
            <text:p>783.75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G#</text:p>
          </table:table-cell>
          <table:table-cell office:value-type="float" office:value="1.59375" calcext:value-type="float">
            <text:p>1.59375</text:p>
          </table:table-cell>
          <table:table-cell table:formula="of:=[.C2]*[.B11]" office:value-type="float" office:value="832.734375" calcext:value-type="float">
            <text:p>832.734375</text:p>
          </table:table-cell>
          <table:table-cell table:formula="of:=[.D2]*[.B10]" office:value-type="float" office:value="832.734375" calcext:value-type="float">
            <text:p>832.734375</text:p>
          </table:table-cell>
          <table:table-cell table:formula="of:=[.E2]*[.B9]" office:value-type="float" office:value="826.611328125" calcext:value-type="float">
            <text:p>826.611328125</text:p>
          </table:table-cell>
          <table:table-cell table:formula="of:=[.F2]*[.B8]" office:value-type="float" office:value="833.7548828125" calcext:value-type="float">
            <text:p>833.7548828125</text:p>
          </table:table-cell>
          <table:table-cell table:formula="of:=[.G2]*[.B7]" office:value-type="float" office:value="816.40625" calcext:value-type="float">
            <text:p>816.40625</text:p>
          </table:table-cell>
          <table:table-cell table:formula="of:=[.H2]*[.B6]" office:value-type="float" office:value="833.7548828125" calcext:value-type="float">
            <text:p>833.7548828125</text:p>
          </table:table-cell>
          <table:table-cell table:formula="of:=[.I2]*[.B5]" office:value-type="float" office:value="826.611328125" calcext:value-type="float">
            <text:p>826.611328125</text:p>
          </table:table-cell>
          <table:table-cell table:formula="of:=[.J2]*[.B4]" office:value-type="float" office:value="832.734375" calcext:value-type="float">
            <text:p>832.734375</text:p>
          </table:table-cell>
          <table:table-cell table:formula="of:=[.K2]*[.B3]" office:value-type="float" office:value="832.734375" calcext:value-type="float">
            <text:p>832.734375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1.6875" calcext:value-type="float">
            <text:p>1.6875</text:p>
          </table:table-cell>
          <table:table-cell table:formula="of:=[.C2]*[.B12]" office:value-type="float" office:value="881.71875" calcext:value-type="float">
            <text:p>881.71875</text:p>
          </table:table-cell>
          <table:table-cell table:formula="of:=[.D2]*[.B11]" office:value-type="float" office:value="884.7802734375" calcext:value-type="float">
            <text:p>884.7802734375</text:p>
          </table:table-cell>
          <table:table-cell table:formula="of:=[.E2]*[.B10]" office:value-type="float" office:value="881.71875" calcext:value-type="float">
            <text:p>881.71875</text:p>
          </table:table-cell>
          <table:table-cell table:formula="of:=[.F2]*[.B9]" office:value-type="float" office:value="872.5341796875" calcext:value-type="float">
            <text:p>872.5341796875</text:p>
          </table:table-cell>
          <table:table-cell table:formula="of:=[.G2]*[.B8]" office:value-type="float" office:value="877.63671875" calcext:value-type="float">
            <text:p>877.63671875</text:p>
          </table:table-cell>
          <table:table-cell table:formula="of:=[.H2]*[.B7]" office:value-type="float" office:value="877.63671875" calcext:value-type="float">
            <text:p>877.63671875</text:p>
          </table:table-cell>
          <table:table-cell table:formula="of:=[.I2]*[.B6]" office:value-type="float" office:value="872.5341796875" calcext:value-type="float">
            <text:p>872.5341796875</text:p>
          </table:table-cell>
          <table:table-cell table:formula="of:=[.J2]*[.B5]" office:value-type="float" office:value="881.71875" calcext:value-type="float">
            <text:p>881.71875</text:p>
          </table:table-cell>
          <table:table-cell table:formula="of:=[.K2]*[.B4]" office:value-type="float" office:value="884.7802734375" calcext:value-type="float">
            <text:p>884.7802734375</text:p>
          </table:table-cell>
          <table:table-cell table:formula="of:=[.L2]*[.B3]" office:value-type="float" office:value="881.71875" calcext:value-type="float">
            <text:p>881.71875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A#</text:p>
          </table:table-cell>
          <table:table-cell office:value-type="float" office:value="1.78125" calcext:value-type="float">
            <text:p>1.78125</text:p>
          </table:table-cell>
          <table:table-cell table:formula="of:=[.C2]*[.B13]" office:value-type="float" office:value="930.703125" calcext:value-type="float">
            <text:p>930.703125</text:p>
          </table:table-cell>
          <table:table-cell table:formula="of:=[.D2]*[.B12]" office:value-type="float" office:value="936.826171875" calcext:value-type="float">
            <text:p>936.826171875</text:p>
          </table:table-cell>
          <table:table-cell table:formula="of:=[.E2]*[.B11]" office:value-type="float" office:value="936.826171875" calcext:value-type="float">
            <text:p>936.826171875</text:p>
          </table:table-cell>
          <table:table-cell table:formula="of:=[.F2]*[.B10]" office:value-type="float" office:value="930.703125" calcext:value-type="float">
            <text:p>930.703125</text:p>
          </table:table-cell>
          <table:table-cell table:formula="of:=[.G2]*[.B9]" office:value-type="float" office:value="918.45703125" calcext:value-type="float">
            <text:p>918.45703125</text:p>
          </table:table-cell>
          <table:table-cell table:formula="of:=[.H2]*[.B8]" office:value-type="float" office:value="943.45947265625" calcext:value-type="float">
            <text:p>943.45947265625</text:p>
          </table:table-cell>
          <table:table-cell table:formula="of:=[.I2]*[.B7]" office:value-type="float" office:value="918.45703125" calcext:value-type="float">
            <text:p>918.45703125</text:p>
          </table:table-cell>
          <table:table-cell table:formula="of:=[.J2]*[.B6]" office:value-type="float" office:value="930.703125" calcext:value-type="float">
            <text:p>930.703125</text:p>
          </table:table-cell>
          <table:table-cell table:formula="of:=[.K2]*[.B5]" office:value-type="float" office:value="936.826171875" calcext:value-type="float">
            <text:p>936.826171875</text:p>
          </table:table-cell>
          <table:table-cell table:formula="of:=[.L2]*[.B4]" office:value-type="float" office:value="936.826171875" calcext:value-type="float">
            <text:p>936.826171875</text:p>
          </table:table-cell>
          <table:table-cell table:formula="of:=[.M2]*[.B3]" office:value-type="float" office:value="930.703125" calcext:value-type="float">
            <text:p>930.703125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1.875" calcext:value-type="float">
            <text:p>1.875</text:p>
          </table:table-cell>
          <table:table-cell table:formula="of:=[.C2]*[.B14]" office:value-type="float" office:value="979.6875" calcext:value-type="float">
            <text:p>979.6875</text:p>
          </table:table-cell>
          <table:table-cell table:formula="of:=[.D2]*[.B13]" office:value-type="float" office:value="988.8720703125" calcext:value-type="float">
            <text:p>988.8720703125</text:p>
          </table:table-cell>
          <table:table-cell table:formula="of:=[.E2]*[.B12]" office:value-type="float" office:value="991.93359375" calcext:value-type="float">
            <text:p>991.93359375</text:p>
          </table:table-cell>
          <table:table-cell table:formula="of:=[.F2]*[.B11]" office:value-type="float" office:value="988.8720703125" calcext:value-type="float">
            <text:p>988.8720703125</text:p>
          </table:table-cell>
          <table:table-cell table:formula="of:=[.G2]*[.B10]" office:value-type="float" office:value="979.6875" calcext:value-type="float">
            <text:p>979.6875</text:p>
          </table:table-cell>
          <table:table-cell table:formula="of:=[.H2]*[.B9]" office:value-type="float" office:value="987.34130859375" calcext:value-type="float">
            <text:p>987.34130859375</text:p>
          </table:table-cell>
          <table:table-cell table:formula="of:=[.I2]*[.B8]" office:value-type="float" office:value="987.34130859375" calcext:value-type="float">
            <text:p>987.34130859375</text:p>
          </table:table-cell>
          <table:table-cell table:formula="of:=[.J2]*[.B7]" office:value-type="float" office:value="979.6875" calcext:value-type="float">
            <text:p>979.6875</text:p>
          </table:table-cell>
          <table:table-cell table:formula="of:=[.K2]*[.B6]" office:value-type="float" office:value="988.8720703125" calcext:value-type="float">
            <text:p>988.8720703125</text:p>
          </table:table-cell>
          <table:table-cell table:formula="of:=[.L2]*[.B5]" office:value-type="float" office:value="991.93359375" calcext:value-type="float">
            <text:p>991.93359375</text:p>
          </table:table-cell>
          <table:table-cell table:formula="of:=[.M2]*[.B4]" office:value-type="float" office:value="988.8720703125" calcext:value-type="float">
            <text:p>988.8720703125</text:p>
          </table:table-cell>
          <table:table-cell table:formula="of:=[.N2]*[.B3]" office:value-type="float" office:value="979.6875" calcext:value-type="float">
            <text:p>979.687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]*[.B14]" office:value-type="float" office:value="1040.91796875" calcext:value-type="float">
            <text:p>1040.91796875</text:p>
          </table:table-cell>
          <table:table-cell table:formula="of:=[.E2]*[.B13]" office:value-type="float" office:value="1047.041015625" calcext:value-type="float">
            <text:p>1047.041015625</text:p>
          </table:table-cell>
          <table:table-cell table:formula="of:=[.F2]*[.B12]" office:value-type="float" office:value="1047.041015625" calcext:value-type="float">
            <text:p>1047.041015625</text:p>
          </table:table-cell>
          <table:table-cell table:formula="of:=[.G2]*[.B11]" office:value-type="float" office:value="1040.91796875" calcext:value-type="float">
            <text:p>1040.91796875</text:p>
          </table:table-cell>
          <table:table-cell table:formula="of:=[.H2]*[.B10]" office:value-type="float" office:value="1053.1640625" calcext:value-type="float">
            <text:p>1053.1640625</text:p>
          </table:table-cell>
          <table:table-cell table:formula="of:=[.I2]*[.B9]" office:value-type="float" office:value="1033.26416015625" calcext:value-type="float">
            <text:p>1033.26416015625</text:p>
          </table:table-cell>
          <table:table-cell table:formula="of:=[.J2]*[.B8]" office:value-type="float" office:value="1053.1640625" calcext:value-type="float">
            <text:p>1053.1640625</text:p>
          </table:table-cell>
          <table:table-cell table:formula="of:=[.K2]*[.B7]" office:value-type="float" office:value="1040.91796875" calcext:value-type="float">
            <text:p>1040.91796875</text:p>
          </table:table-cell>
          <table:table-cell table:formula="of:=[.L2]*[.B6]" office:value-type="float" office:value="1047.041015625" calcext:value-type="float">
            <text:p>1047.041015625</text:p>
          </table:table-cell>
          <table:table-cell table:formula="of:=[.M2]*[.B5]" office:value-type="float" office:value="1047.041015625" calcext:value-type="float">
            <text:p>1047.041015625</text:p>
          </table:table-cell>
          <table:table-cell table:formula="of:=[.N2]*[.B4]" office:value-type="float" office:value="1040.91796875" calcext:value-type="float">
            <text:p>1040.9179687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C#</text:p>
          </table:table-cell>
          <table:table-cell table:number-columns-repeated="3"/>
          <table:table-cell table:formula="of:=[.E2]*[.B14]" office:value-type="float" office:value="1102.1484375" calcext:value-type="float">
            <text:p>1102.1484375</text:p>
          </table:table-cell>
          <table:table-cell table:formula="of:=[.F2]*[.B13]" office:value-type="float" office:value="1105.2099609375" calcext:value-type="float">
            <text:p>1105.2099609375</text:p>
          </table:table-cell>
          <table:table-cell table:formula="of:=[.G2]*[.B12]" office:value-type="float" office:value="1102.1484375" calcext:value-type="float">
            <text:p>1102.1484375</text:p>
          </table:table-cell>
          <table:table-cell table:formula="of:=[.H2]*[.B11]" office:value-type="float" office:value="1118.98681640625" calcext:value-type="float">
            <text:p>1118.98681640625</text:p>
          </table:table-cell>
          <table:table-cell table:formula="of:=[.I2]*[.B10]" office:value-type="float" office:value="1102.1484375" calcext:value-type="float">
            <text:p>1102.1484375</text:p>
          </table:table-cell>
          <table:table-cell table:formula="of:=[.J2]*[.B9]" office:value-type="float" office:value="1102.1484375" calcext:value-type="float">
            <text:p>1102.1484375</text:p>
          </table:table-cell>
          <table:table-cell table:formula="of:=[.K2]*[.B8]" office:value-type="float" office:value="1118.98681640625" calcext:value-type="float">
            <text:p>1118.98681640625</text:p>
          </table:table-cell>
          <table:table-cell table:formula="of:=[.L2]*[.B7]" office:value-type="float" office:value="1102.1484375" calcext:value-type="float">
            <text:p>1102.1484375</text:p>
          </table:table-cell>
          <table:table-cell table:formula="of:=[.M2]*[.B6]" office:value-type="float" office:value="1105.2099609375" calcext:value-type="float">
            <text:p>1105.2099609375</text:p>
          </table:table-cell>
          <table:table-cell table:formula="of:=[.N2]*[.B5]" office:value-type="float" office:value="1102.1484375" calcext:value-type="float">
            <text:p>1102.148437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number-columns-repeated="4"/>
          <table:table-cell table:formula="of:=[.F2]*[.B14]" office:value-type="float" office:value="1163.37890625" calcext:value-type="float">
            <text:p>1163.37890625</text:p>
          </table:table-cell>
          <table:table-cell table:formula="of:=[.G2]*[.B13]" office:value-type="float" office:value="1163.37890625" calcext:value-type="float">
            <text:p>1163.37890625</text:p>
          </table:table-cell>
          <table:table-cell table:formula="of:=[.H2]*[.B12]" office:value-type="float" office:value="1184.8095703125" calcext:value-type="float">
            <text:p>1184.8095703125</text:p>
          </table:table-cell>
          <table:table-cell table:formula="of:=[.I2]*[.B11]" office:value-type="float" office:value="1171.03271484375" calcext:value-type="float">
            <text:p>1171.03271484375</text:p>
          </table:table-cell>
          <table:table-cell table:formula="of:=[.J2]*[.B10]" office:value-type="float" office:value="1175.625" calcext:value-type="float">
            <text:p>1175.625</text:p>
          </table:table-cell>
          <table:table-cell table:formula="of:=[.K2]*[.B9]" office:value-type="float" office:value="1171.03271484375" calcext:value-type="float">
            <text:p>1171.03271484375</text:p>
          </table:table-cell>
          <table:table-cell table:formula="of:=[.L2]*[.B8]" office:value-type="float" office:value="1184.8095703125" calcext:value-type="float">
            <text:p>1184.8095703125</text:p>
          </table:table-cell>
          <table:table-cell table:formula="of:=[.M2]*[.B7]" office:value-type="float" office:value="1163.37890625" calcext:value-type="float">
            <text:p>1163.37890625</text:p>
          </table:table-cell>
          <table:table-cell table:formula="of:=[.N2]*[.B6]" office:value-type="float" office:value="1163.37890625" calcext:value-type="float">
            <text:p>1163.3789062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D#</text:p>
          </table:table-cell>
          <table:table-cell table:number-columns-repeated="5"/>
          <table:table-cell table:formula="of:=[.G2]*[.B14]" office:value-type="float" office:value="1224.609375" calcext:value-type="float">
            <text:p>1224.609375</text:p>
          </table:table-cell>
          <table:table-cell table:formula="of:=[.H2]*[.B13]" office:value-type="float" office:value="1250.63232421875" calcext:value-type="float">
            <text:p>1250.63232421875</text:p>
          </table:table-cell>
          <table:table-cell table:formula="of:=[.I2]*[.B12]" office:value-type="float" office:value="1239.9169921875" calcext:value-type="float">
            <text:p>1239.9169921875</text:p>
          </table:table-cell>
          <table:table-cell table:formula="of:=[.J2]*[.B11]" office:value-type="float" office:value="1249.1015625" calcext:value-type="float">
            <text:p>1249.1015625</text:p>
          </table:table-cell>
          <table:table-cell table:formula="of:=[.K2]*[.B10]" office:value-type="float" office:value="1249.1015625" calcext:value-type="float">
            <text:p>1249.1015625</text:p>
          </table:table-cell>
          <table:table-cell table:formula="of:=[.L2]*[.B9]" office:value-type="float" office:value="1239.9169921875" calcext:value-type="float">
            <text:p>1239.9169921875</text:p>
          </table:table-cell>
          <table:table-cell table:formula="of:=[.M2]*[.B8]" office:value-type="float" office:value="1250.63232421875" calcext:value-type="float">
            <text:p>1250.63232421875</text:p>
          </table:table-cell>
          <table:table-cell table:formula="of:=[.N2]*[.B7]" office:value-type="float" office:value="1224.609375" calcext:value-type="float">
            <text:p>1224.60937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number-columns-repeated="6"/>
          <table:table-cell table:formula="of:=[.H2]*[.B14]" office:value-type="float" office:value="1316.455078125" calcext:value-type="float">
            <text:p>1316.455078125</text:p>
          </table:table-cell>
          <table:table-cell table:formula="of:=[.I2]*[.B13]" office:value-type="float" office:value="1308.80126953125" calcext:value-type="float">
            <text:p>1308.80126953125</text:p>
          </table:table-cell>
          <table:table-cell table:formula="of:=[.J2]*[.B12]" office:value-type="float" office:value="1322.578125" calcext:value-type="float">
            <text:p>1322.578125</text:p>
          </table:table-cell>
          <table:table-cell table:formula="of:=[.K2]*[.B11]" office:value-type="float" office:value="1327.17041015625" calcext:value-type="float">
            <text:p>1327.17041015625</text:p>
          </table:table-cell>
          <table:table-cell table:formula="of:=[.L2]*[.B10]" office:value-type="float" office:value="1322.578125" calcext:value-type="float">
            <text:p>1322.578125</text:p>
          </table:table-cell>
          <table:table-cell table:formula="of:=[.M2]*[.B9]" office:value-type="float" office:value="1308.80126953125" calcext:value-type="float">
            <text:p>1308.80126953125</text:p>
          </table:table-cell>
          <table:table-cell table:formula="of:=[.N2]*[.B8]" office:value-type="float" office:value="1316.455078125" calcext:value-type="float">
            <text:p>1316.45507812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7"/>
          <table:table-cell table:formula="of:=[.I2]*[.B14]" office:value-type="float" office:value="1377.685546875" calcext:value-type="float">
            <text:p>1377.685546875</text:p>
          </table:table-cell>
          <table:table-cell table:formula="of:=[.J2]*[.B13]" office:value-type="float" office:value="1396.0546875" calcext:value-type="float">
            <text:p>1396.0546875</text:p>
          </table:table-cell>
          <table:table-cell table:formula="of:=[.K2]*[.B12]" office:value-type="float" office:value="1405.2392578125" calcext:value-type="float">
            <text:p>1405.2392578125</text:p>
          </table:table-cell>
          <table:table-cell table:formula="of:=[.L2]*[.B11]" office:value-type="float" office:value="1405.2392578125" calcext:value-type="float">
            <text:p>1405.2392578125</text:p>
          </table:table-cell>
          <table:table-cell table:formula="of:=[.M2]*[.B10]" office:value-type="float" office:value="1396.0546875" calcext:value-type="float">
            <text:p>1396.0546875</text:p>
          </table:table-cell>
          <table:table-cell table:formula="of:=[.N2]*[.B9]" office:value-type="float" office:value="1377.685546875" calcext:value-type="float">
            <text:p>1377.68554687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F#</text:p>
          </table:table-cell>
          <table:table-cell table:number-columns-repeated="8"/>
          <table:table-cell table:formula="of:=[.J2]*[.B14]" office:value-type="float" office:value="1469.53125" calcext:value-type="float">
            <text:p>1469.53125</text:p>
          </table:table-cell>
          <table:table-cell table:formula="of:=[.K2]*[.B13]" office:value-type="float" office:value="1483.30810546875" calcext:value-type="float">
            <text:p>1483.30810546875</text:p>
          </table:table-cell>
          <table:table-cell table:formula="of:=[.L2]*[.B12]" office:value-type="float" office:value="1487.900390625" calcext:value-type="float">
            <text:p>1487.900390625</text:p>
          </table:table-cell>
          <table:table-cell table:formula="of:=[.M2]*[.B11]" office:value-type="float" office:value="1483.30810546875" calcext:value-type="float">
            <text:p>1483.30810546875</text:p>
          </table:table-cell>
          <table:table-cell table:formula="of:=[.N2]*[.B10]" office:value-type="float" office:value="1469.53125" calcext:value-type="float">
            <text:p>1469.5312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number-columns-repeated="9"/>
          <table:table-cell table:formula="of:=[.K2]*[.B14]" office:value-type="float" office:value="1561.376953125" calcext:value-type="float">
            <text:p>1561.376953125</text:p>
          </table:table-cell>
          <table:table-cell table:formula="of:=[.L2]*[.B13]" office:value-type="float" office:value="1570.5615234375" calcext:value-type="float">
            <text:p>1570.5615234375</text:p>
          </table:table-cell>
          <table:table-cell table:formula="of:=[.M2]*[.B12]" office:value-type="float" office:value="1570.5615234375" calcext:value-type="float">
            <text:p>1570.5615234375</text:p>
          </table:table-cell>
          <table:table-cell table:formula="of:=[.N2]*[.B11]" office:value-type="float" office:value="1561.376953125" calcext:value-type="float">
            <text:p>1561.37695312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G#</text:p>
          </table:table-cell>
          <table:table-cell table:number-columns-repeated="10"/>
          <table:table-cell table:formula="of:=[.L2]*[.B14]" office:value-type="float" office:value="1653.22265625" calcext:value-type="float">
            <text:p>1653.22265625</text:p>
          </table:table-cell>
          <table:table-cell table:formula="of:=[.M2]*[.B13]" office:value-type="float" office:value="1657.81494140625" calcext:value-type="float">
            <text:p>1657.81494140625</text:p>
          </table:table-cell>
          <table:table-cell table:formula="of:=[.N2]*[.B12]" office:value-type="float" office:value="1653.22265625" calcext:value-type="float">
            <text:p>1653.2226562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11"/>
          <table:table-cell table:formula="of:=[.M2]*[.B14]" office:value-type="float" office:value="1745.068359375" calcext:value-type="float">
            <text:p>1745.068359375</text:p>
          </table:table-cell>
          <table:table-cell table:formula="of:=[.N2]*[.B13]" office:value-type="float" office:value="1745.068359375" calcext:value-type="float">
            <text:p>1745.068359375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A#</text:p>
          </table:table-cell>
          <table:table-cell table:number-columns-repeated="12"/>
          <table:table-cell table:formula="of:=[.N2]*[.B14]" office:value-type="float" office:value="1836.9140625" calcext:value-type="float">
            <text:p>1836.9140625</text:p>
          </table:table-cell>
          <table:table-cell table:number-columns-repeated="16370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8-20T11:38:36</meta:creation-date>
    <dc:date>2022-11-29T14:52:43.566000000</dc:date>
    <meta:generator>LibreOffice/7.4.3.2$Windows_X86_64 LibreOffice_project/1048a8393ae2eeec98dff31b5c133c5f1d08b890</meta:generator>
    <meta:editing-duration>PT1H3M56S</meta:editing-duration>
    <meta:editing-cycles>1</meta:editing-cycles>
    <meta:document-statistic meta:table-count="1" meta:cell-count="207" meta:object-count="0"/>
    <meta:user-defined meta:name="AppVersion">16.0300</meta:user-defined>
  </office:meta>
</office:document-meta>
</file>